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RMailRepository.remove( Mail m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MailRepository.setRemoteAddr( Node node , String add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MailRepository.unlock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MailRepository.setRecipients( Node node , Collection recipi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CRMailRepository.lock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MailRepository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CRMailRepository.store( Mail mai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JCRMailRepository.remove( String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JCRMailRepository.JCRMail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CRMailRepository.getAttributes( Node node , Mail mai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CRMailRepository.getLastUpdated(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CRMailRepository.setState( Node node , String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MailRepository.getMessage(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CRMailRepository.setSender( Node node , MailAddress se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MailRepository.getMail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CRMailRepository.setError( Node node , String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MailRepository.getRemoteAddr(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CRMailRepository.setMessage( Node node , final MimeMessage 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CRMailRepository.getRecipients( 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CRMailRepository.setAttributes( Node node , Mail mai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CRMailRepository.JCRMailRepository( Repository repository , Log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MailRepository.remove( Collection mail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JCRMailRepository.getSender(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CRMailRepository.retrieve( String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JCRMailRepository.getError(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CRMailRepository.JCRMailRepository( Repository repository , Credentials credentials , String workspace , String path , Log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MailRepository.setMail( Node node , Mail m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CRMailRepository.lis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CRMailRepository.setRemoteHost( Node node ,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MailRepository.getRemoteHost(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CRMailRepository.setLastUpdated( Node node , Date updat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CRMailRepository.getState(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